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3" fo:font-size="10pt" style:font-size-asian="10pt" style:font-size-complex="10pt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.034cm" fo:margin-top="0cm" fo:margin-bottom="0.21cm" style:contextual-spacing="false" fo:line-height="150%" fo:text-align="center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3" fo:font-size="13pt" fo:language="pt" fo:country="BR" fo:font-style="italic" style:text-underline-style="none" fo:font-weight="bold" officeooo:rsid="001def8c" officeooo:paragraph-rsid="001f9c04" style:text-blinking="false" fo:background-color="transparent" style:font-size-asian="13pt" style:font-style-asian="italic" style:font-weight-asian="bold" style:font-name-complex="Arial3" style:font-size-complex="13pt" style:font-style-complex="italic" style:font-weight-complex="bold"/>
    </style:style>
    <style:style style:name="P6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font-style="normal" fo:font-weight="normal" officeooo:rsid="001ae0c6" officeooo:paragraph-rsid="002a0f8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officeooo:paragraph-rsid="002eed79" style:text-blinking="false" fo:background-color="transparent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style:font-name="Arial3" fo:font-size="10pt" fo:font-style="normal" fo:font-weight="bold" fo:background-color="#ffff00" style:font-size-asian="10pt" style:font-style-asian="normal" style:font-weight-asian="bold" style:font-name-complex="Arial3" style:font-size-complex="10pt" style:font-style-complex="normal"/>
    </style:style>
    <style:style style:name="P9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style:font-name="Arial3" officeooo:paragraph-rsid="002f78f6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font-name="Arial3" fo:font-size="10pt" fo:font-style="normal" style:font-size-asian="10pt" style:font-style-asian="normal" style:font-name-complex="Arial3" style:font-size-complex="10pt" style:font-style-complex="normal" fo:hyphenate="true" fo:hyphenation-remain-char-count="2" fo:hyphenation-push-char-count="2" loext:hyphenation-no-caps="false"/>
    </style:style>
    <style:style style:name="P11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font-name="Arial3" fo:font-size="10pt" fo:font-style="normal" fo:font-weight="bold" officeooo:paragraph-rsid="001def8c" style:font-size-asian="10pt" style:font-style-asian="normal" style:font-weight-asian="bold" style:font-name-complex="Arial3" style:font-size-complex="10pt" style:font-style-complex="normal" style:font-weight-complex="bold" fo:hyphenate="true" fo:hyphenation-remain-char-count="2" fo:hyphenation-push-char-count="2" loext:hyphenation-no-caps="false"/>
    </style:style>
    <style:style style:name="P12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font-name="Arial3" fo:font-size="10pt" fo:language="es" fo:country="ES" fo:font-style="normal" fo:background-color="transparent" style:font-name-asian="Times New Roman" style:font-size-asian="10pt" style:font-style-asian="normal" style:font-name-complex="Arial3" style:font-size-complex="10pt" style:language-complex="ar" style:country-complex="SA" style:font-style-complex="normal" fo:hyphenate="true" fo:hyphenation-remain-char-count="2" fo:hyphenation-push-char-count="2" loext:hyphenation-no-caps="false"/>
    </style:style>
    <style:style style:name="P13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3" fo:font-size="10pt" fo:letter-spacing="-0.004cm" fo:language="es" fo:country="ES" fo:font-style="italic" style:text-underline-style="none" fo:font-weight="normal" officeooo:rsid="001def8c" officeooo:paragraph-rsid="001def8c" style:text-blinking="false" fo:background-color="transparent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 fo:hyphenate="true" fo:hyphenation-remain-char-count="2" fo:hyphenation-push-char-count="2" loext:hyphenation-no-caps="false"/>
    </style:style>
    <style:style style:name="P14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3" fo:font-size="10pt" fo:letter-spacing="-0.004cm" fo:language="es" fo:country="ES" fo:font-style="italic" style:text-underline-style="none" fo:font-weight="normal" officeooo:rsid="0092ed2d" officeooo:paragraph-rsid="0028e8bd" style:text-blinking="false" fo:background-color="transparent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 fo:hyphenate="true" fo:hyphenation-remain-char-count="2" fo:hyphenation-push-char-count="2" loext:hyphenation-no-caps="false"/>
    </style:style>
    <style:style style:name="P15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3" fo:font-size="10pt" fo:font-style="normal" officeooo:paragraph-rsid="001f9c04" style:font-size-asian="10pt" style:font-style-asian="normal" style:font-size-complex="10pt" style:font-style-complex="normal" fo:hyphenate="true" fo:hyphenation-remain-char-count="2" fo:hyphenation-push-char-count="2" loext:hyphenation-no-caps="false"/>
    </style:style>
    <style:style style:name="P16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3" fo:font-size="10pt" fo:font-style="normal" officeooo:paragraph-rsid="001def8c" style:font-size-asian="10pt" style:font-style-asian="normal" style:font-size-complex="10pt" style:font-style-complex="normal" fo:hyphenate="tru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3" fo:font-size="10pt" fo:font-style="normal" officeooo:rsid="00237371" officeooo:paragraph-rsid="00237371" style:font-size-asian="10pt" style:font-style-asian="normal" style:font-size-complex="10pt" style:font-style-complex="normal"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3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margin-left="0cm" fo:margin-right="0.034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3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font-style="normal" officeooo:rsid="001def8c" officeooo:paragraph-rsid="001def8c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font-style="normal" officeooo:rsid="001def8c" officeooo:paragraph-rsid="00237371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font-style="normal" officeooo:rsid="001def8c" officeooo:paragraph-rsid="002a0f81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font-style="normal" officeooo:paragraph-rsid="001def8c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left="0cm" fo:margin-right="0.034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1ae0c6" officeooo:paragraph-rsid="0023737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03b7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2373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.21cm" style:contextual-spacing="false" fo:line-height="100%"/>
      <style:text-properties style:font-name="Arial3" fo:font-size="10pt" fo:font-style="normal" fo:font-weight="normal" officeooo:paragraph-rsid="001ff847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237371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2a0f81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3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26b061" style:font-size-asian="10pt" style:font-name-complex="Arial4" style:font-size-complex="10pt"/>
    </style:style>
    <style:style style:name="P33" style:family="paragraph" style:parent-style-name="Standard" style:master-page-name="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 style:page-number="auto" fo:background-color="#ffffff"/>
      <style:text-properties fo:color="#000000" loext:opacity="100%" style:text-line-through-style="none" style:text-line-through-type="none" style:font-name="Verdana" fo:font-size="13pt" fo:language="pt" fo:country="BR" fo:font-style="italic" style:text-underline-style="none" fo:font-weight="bold" officeooo:paragraph-rsid="001f9c04" style:text-blinking="false" fo:background-color="transparent" style:font-size-asian="13pt" style:font-style-asian="italic" style:font-weight-asian="bold" style:font-name-complex="Arial3" style:font-size-complex="13pt" style:font-style-complex="italic" style:font-weight-complex="bold"/>
    </style:style>
    <style:style style:name="P34" style:family="paragraph" style:parent-style-name="Standard">
      <style:paragraph-properties fo:margin-left="0cm" fo:margin-right="0.774cm" fo:margin-top="0cm" fo:margin-bottom="0.21cm" style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3" fo:font-size="10pt" fo:letter-spacing="-0.004cm" fo:font-style="normal" fo:text-shadow="none" style:text-underline-style="none" fo:font-weight="normal" officeooo:rsid="00251480" officeooo:paragraph-rsid="0026b061" fo:background-color="transparent" style:font-size-asian="10pt" style:font-style-asian="normal" style:font-weight-asian="normal" style:font-name-complex="Arial4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def8c" officeooo:paragraph-rsid="0026b061" style:text-blinking="false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36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3081e7" fo:background-color="transparent" style:font-size-asian="10pt" style:font-weight-asian="normal" style:font-size-complex="10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3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4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1def8c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5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237371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6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24c4aa" style:text-blinking="false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7" style:family="text">
      <style:text-properties fo:color="#000000" loext:opacity="100%" style:text-line-through-style="none" style:text-line-through-type="none" fo:letter-spacing="-0.004cm" fo:language="es" fo:country="ES" style:text-underline-style="none" fo:font-weight="bold" style:text-blinking="false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fo:color="#000000" loext:opacity="100%" style:text-line-through-style="none" style:text-line-through-type="none" fo:letter-spacing="-0.004cm" fo:language="es" fo:country="ES" style:text-underline-style="none" fo:font-weight="bold" officeooo:rsid="00237371" style:text-blinking="false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fo:color="#000000" loext:opacity="100%" style:text-line-through-style="none" style:text-line-through-type="none" fo:letter-spacing="-0.004cm" fo:language="es" fo:country="ES" style:text-underline-style="none" fo:font-weight="bold" officeooo:rsid="001def8c" style:text-blinking="false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fo:letter-spacing="-0.004cm" fo:language="es" fo:country="ES" fo:font-style="italic" style:text-underline-style="none" fo:font-weight="normal" officeooo:rsid="001def8c" style:text-blinking="false" fo:background-color="transparent" loext:char-shading-value="0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" style:family="text">
      <style:text-properties fo:color="#000000" loext:opacity="100%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12" style:family="text">
      <style:text-properties fo:color="#000000" loext:opacity="100%" style:text-line-through-style="none" style:text-line-through-type="none" fo:font-size="10pt" fo:letter-spacing="-0.004cm" fo:language="es" fo:country="ES" fo:font-style="normal" style:text-underline-style="none" fo:font-weight="normal" officeooo:rsid="001541bd" style:text-blinking="false" style:font-name-asian="Arial3" style:font-size-asian="10pt" style:language-asian="ar" style:country-asian="SA" style:font-style-asian="normal" style:font-weight-asian="normal" style:font-name-complex="Arial4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loext:opacity="100%" style:font-name-complex="Arial3"/>
    </style:style>
    <style:style style:name="T14" style:family="text">
      <style:text-properties fo:color="#000000" loext:opacity="100%" officeooo:rsid="001def8c" style:font-name-complex="Arial3"/>
    </style:style>
    <style:style style:name="T15" style:family="text">
      <style:text-properties fo:color="#000000" loext:opacity="100%" style:text-outline="false" style:text-line-through-style="none" style:text-line-through-type="none" fo:font-size="10pt" fo:letter-spacing="-0.004cm" fo:language="es" fo:country="ES" fo:font-style="normal" fo:text-shadow="none" style:text-underline-style="none" fo:font-weight="normal" officeooo:rsid="001541bd" style:text-blinking="false" fo:background-color="transparent" loext:char-shading-value="0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ize="10pt" fo:letter-spacing="-0.004cm" fo:language="es" fo:country="ES" fo:font-style="normal" fo:text-shadow="none" style:text-underline-style="none" fo:font-weight="normal" officeooo:rsid="00751d22" style:text-blinking="false" fo:background-color="transparent" loext:char-shading-value="0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fo:color="#3465a4" loext:opacity="100%" style:text-outline="false" fo:font-style="normal" fo:text-shadow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8" style:family="text">
      <style:text-properties fo:color="#3465a4" loext:opacity="100%" style:text-outline="false" fo:font-style="normal" fo:text-shadow="none" fo:font-weight="bold" officeooo:rsid="005c0163" style:font-style-asian="normal" style:font-weight-asian="bold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20ab2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5ec7f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e53cf" style:text-overline-style="none" style:text-overline-color="font-color"/>
    </style:style>
    <style:style style:name="T22" style:family="text">
      <style:text-properties style:font-name="Arial3"/>
    </style:style>
    <style:style style:name="T23" style:family="text">
      <style:text-properties style:font-name="Arial3" officeooo:rsid="0006c9b5"/>
    </style:style>
    <style:style style:name="T24" style:family="text">
      <style:text-properties style:font-name="Arial3" officeooo:rsid="001def8c"/>
    </style:style>
    <style:style style:name="T25" style:family="text">
      <style:text-properties style:font-name="Arial3" fo:font-size="10pt" officeooo:rsid="0045ec7f" style:font-size-asian="10pt" style:font-size-complex="10pt"/>
    </style:style>
    <style:style style:name="T26" style:family="text">
      <style:text-properties officeooo:rsid="001def8c"/>
    </style:style>
    <style:style style:name="T27" style:family="text">
      <style:text-properties officeooo:rsid="001f9c04"/>
    </style:style>
    <style:style style:name="T28" style:family="text">
      <style:text-properties fo:color="#2a6099" loext:opacity="100%" fo:font-weight="bold" officeooo:rsid="00645c7b" style:font-weight-asian="bold" style:font-weight-complex="bold"/>
    </style:style>
    <style:style style:name="T29" style:family="text">
      <style:text-properties fo:color="#2a6099" loext:opacity="100%" style:text-outline="false" style:text-line-through-style="none" style:text-line-through-type="none" fo:font-size="10pt" fo:letter-spacing="-0.004cm" fo:language="es" fo:country="ES" fo:font-style="normal" fo:text-shadow="none" style:text-underline-style="none" fo:font-weight="bold" officeooo:rsid="00645c7b" style:text-blinking="false" fo:background-color="transparent" loext:char-shading-value="0" style:font-name-asian="Verdana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fo:color="#2a6099" loext:opacity="100%" style:text-outline="false" style:text-line-through-style="none" style:text-line-through-type="none" fo:font-size="10pt" fo:letter-spacing="-0.004cm" fo:language="es" fo:country="ES" fo:font-style="normal" fo:text-shadow="none" style:text-underline-style="none" fo:font-weight="bold" officeooo:rsid="006f6986" style:text-blinking="false" fo:background-color="transparent" loext:char-shading-value="0" style:font-name-asian="Verdana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officeooo:rsid="00760bdd"/>
    </style:style>
    <style:style style:name="T32" style:family="text">
      <style:text-properties officeooo:rsid="00691e67"/>
    </style:style>
    <style:style style:name="T33" style:family="text">
      <style:text-properties officeooo:rsid="00237371"/>
    </style:style>
    <style:style style:name="T34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3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36" style:family="text">
      <style:text-properties style:font-name="Arial2" officeooo:rsid="00040fc1"/>
    </style:style>
    <style:style style:name="T37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38" style:family="text">
      <style:text-properties fo:font-weight="bold" officeooo:rsid="00149f96" style:font-weight-asian="bold" style:font-weight-complex="bold"/>
    </style:style>
    <style:style style:name="T39" style:family="text">
      <style:text-properties fo:font-weight="bold" officeooo:rsid="0024a0da" style:font-weight-asian="bold" style:font-weight-complex="bold"/>
    </style:style>
    <style:style style:name="T40" style:family="text">
      <style:text-properties fo:font-weight="bold" officeooo:rsid="00691e67" style:font-weight-asian="bold" style:font-weight-complex="bold"/>
    </style:style>
    <style:style style:name="T41" style:family="text">
      <style:text-properties fo:font-weight="bold" officeooo:rsid="00237371" style:font-weight-asian="bold" style:font-weight-complex="bold"/>
    </style:style>
    <style:style style:name="T42" style:family="text">
      <style:text-properties officeooo:rsid="002a0f81"/>
    </style:style>
    <style:style style:name="T43" style:family="text">
      <style:text-properties officeooo:rsid="003081e7"/>
    </style:style>
    <style:style style:name="T44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2">RESOLUCIÓN </text:span><text:span text:style-name="T23">D</text:span><text:span text:style-name="T24">E TERMINACIÓN DEL PROCEDIMIENTO POR IMPOSIBILIDAD MATERIAL DE CONTINUACIÓN</text:span></text:p>
      <text:p text:style-name="P5"/>
      <text:p text:style-name="P26">Número de expediente: $$V_NUMEXP$$<text:span text:style-name="T11"> </text:span></text:p>
      <text:p text:style-name="P25"><text:span text:style-name="Fuente_20_de_20_párrafo_20_predeter."><text:span text:style-name="T2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5"> </text:span></text:span></text:p>
      <text:p text:style-name="P28"><text:span text:style-name="T19">Fecha: </text:span><text:span text:style-name="T20">$$DIA_SISTEMA$$ </text:span><text:span text:style-name="T21">de</text:span><text:span text:style-name="T20"> $$MES_SISTEMA$$ </text:span><text:span text:style-name="T21">de </text:span><text:span text:style-name="T20">$$EJERCICIO_SISTEMA$$</text:span></text:p>
      <text:p text:style-name="P8"/>
      <text:p text:style-name="P12"/>
      <text:p text:style-name="P18">ANTECEDENTES DE HECHO</text:p>
      <text:p text:style-name="P18"/>
      <text:p text:style-name="P9"><text:span text:style-name="T29">[En caso de que se haya iniciado </text:span><text:span text:style-name="T30">a instancia de parte</text:span><text:span text:style-name="T29">]</text:span><text:span text:style-name="T15">Con fecha $$DIA_REGISTRO_SOLIC$$ de $$MES_REGISTRO_SOLIC$$ de $$EJERCICIO_REGISTRO_SOLIC$$ se pr</text:span><text:span text:style-name="T16">esentó solicitud</text:span><text:span text:style-name="T15"> por</text:span><text:span text:style-name="T12"> $$INTERESADO_PRESENTACION$$</text:span><text:span text:style-name="T15">.</text:span></text:p>
      <text:p text:style-name="P7">En dicho escrito se solicitaba $$SOLICITUD$$.</text:p>
      <text:p text:style-name="P27"><text:span text:style-name="T28">[En caso de que se haya iniciado de oficio]</text:span>Con relación al <text:span text:style-name="T31">p</text:span>rocedimiento de referencia instruido en $$ESTE_ART$$ $$AYUNTAMIENTO$$ por los siguientes hechos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><text:span text:style-name="T43">H</text:span><text:span text:style-name="T32">echos ocurridos</text:span></text:p>
          </table:table-cell>
        </table:table-row>
        <table:table-row table:style-name="TableLine1538165681200">
          <table:table-cell table:style-name="Tabla1.A2" office:value-type="string">
            <text:p text:style-name="P36"><text:text-input text:description="JOOScript">${(datos.att0)!}</text:text-input><text:span text:style-name="T39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4"><text:s/></text:p>
      <text:p text:style-name="P22">En el procedimiento de referencia han concurrido las siguientes causas sobrevenida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0"><text:span text:style-name="T43">C</text:span><text:span text:style-name="T33">ausas sobrevenidas</text:span></text:p>
          </table:table-cell>
        </table:table-row>
        <table:table-row table:style-name="TableLine1538165669232">
          <table:table-cell table:style-name="Tabla2.A2" office:value-type="string">
            <text:p text:style-name="P36"><text:text-input text:description="JOOScript">${(datos.att0)!}</text:text-input><text:span text:style-name="T39"><text:script script:language="JOOScript">&lt;jooscript&gt;
&lt;insert-around element="table:table-row"&gt;
[#if CAUSAS_SOBREVENIDAS??]
[#assign CAUSAS_SOBREVENIDAS_AUXILIAR=CAUSAS_SOBREVENIDAS]
[/#if]
[#if TAB_CAUSAS_SOBREVENIDAS??]
[#assign CAUSAS_SOBREVENIDAS_AUXILIAR=TAB_CAUSAS_SOBREVENIDAS]
[/#if]
[#if CAUSAS_SOBREVENIDAS_AUXILIAR?? &amp;amp;&amp;amp; CAUSAS_SOBREVENIDAS_AUXILIAR?is_enumerable]
[#list CAUSAS_SOBREVENIDAS_AUXILIAR as datos]
&lt;content/&gt;
[/#list]
[/#if]
&lt;/insert-around&gt;
&lt;/jooscript&gt;
</text:script></text:span></text:p>
          </table:table-cell>
        </table:table-row>
      </table:table>
      <text:p text:style-name="P6"/>
      <text:p text:style-name="P19">FUNDAMENTOS DE DERECHO</text:p>
      <text:p text:style-name="P19"/>
      <text:p text:style-name="P23">El artículo <text:span text:style-name="T26">84.2 de la Ley 39/2015, de 1 de octubre, del Procedimiento Administrativo Común de las Administraciones Públicas, establece que también producirá la terminación del procedimiento la imposibilidad material de continuarlo por causas sobrevenidas y la resolución que así lo acuerde deberá estar motivada en todo caso. </text:span></text:p>
      <text:p text:style-name="P20">Teniendo en cuenta <text:span text:style-name="T42">las</text:span> causas sobrevenidas, resulta materialmente imposible continuar el presente procedimiento por las siguientes razones:</text:p>
      <text:p text:style-name="P20"/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9"><text:span text:style-name="T43">M</text:span><text:span text:style-name="T33">otivación Resolución</text:span></text:p>
          </table:table-cell>
        </table:table-row>
        <table:table-row table:style-name="TableLine1538165666784">
          <table:table-cell table:style-name="Tabla3.A2" office:value-type="string">
            <text:p text:style-name="P36"><text:text-input text:description="JOOScript">${(datos.att0)!}</text:text-input><text:span text:style-name="T39"><text:script script:language="JOOScript">&lt;jooscript&gt;
&lt;insert-around element="table:table-row"&gt;
[#if MOTIVOS_NO_CONT??]
[#assign MOTIVOS_NO_CONT_AUXILIAR=MOTIVOS_NO_CONT]
[/#if]
[#if TAB_MOTIVOS_NO_CONT??]
[#assign MOTIVOS_NO_CONT_AUXILIAR=TAB_MOTIVOS_NO_CONT]
[/#if]
[#if MOTIVOS_NO_CONT_AUXILIAR?? &amp;amp;&amp;amp; MOTIVOS_NO_CONT_AUXILIAR?is_enumerable]
[#list MOTIVOS_NO_CONT_AUXILIAR as datos]
&lt;content/&gt;
[/#list]
[/#if]
&lt;/insert-around&gt;
&lt;/jooscript&gt;
</text:script></text:span></text:p>
          </table:table-cell>
        </table:table-row>
      </table:table>
      <text:p text:style-name="P21"/>
      <text:p text:style-name="P15"><text:span text:style-name="T13">Por tanto, visto </text:span><text:span text:style-name="T14">el artículo 84.2 de la Ley 39/2015, de 1 de octubre, y demás de aplicación</text:span><text:span text:style-name="T13">, </text:span></text:p>
      <text:p text:style-name="P10"><text:soft-page-break/></text:p>
      <text:p text:style-name="P11">RESUELV<text:span text:style-name="T27">O</text:span></text:p>
      <text:p text:style-name="P11"/>
      <text:p text:style-name="P16"><text:span text:style-name="T8">PRIMERO.- </text:span><text:span text:style-name="T4">D</text:span><text:span text:style-name="T3">eclara</text:span><text:span text:style-name="T4">r</text:span><text:span text:style-name="T3"> concluso el procedimiento </text:span><text:span text:style-name="T4">por imposibilidad material de continuarlo por las causas sobrevenidas indicadas </text:span><text:span text:style-name="T5">anteriormente</text:span><text:span text:style-name="T10">.</text:span></text:p>
      <text:p text:style-name="P17"><text:span text:style-name="T9">S</text:span><text:span text:style-name="T7">EGUNDO.- </text:span><text:span text:style-name="T3">Notificar la presente resolución a los/las int</text:span><text:span text:style-name="T6">er</text:span><text:span text:style-name="T3">esados/as.</text:span></text:p>
      <text:p text:style-name="P13"/>
      <text:p text:style-name="P14"><text:span text:style-name="T18">[</text:span><text:span text:style-name="T17">Incluir el pie de recurso que corresponda]</text:span></text:p>
      <text:p text:style-name="P34"/>
      <text:p text:style-name="P32"><text:span text:style-name="Fuente_20_de_20_párrafo_20_predeter."><text:span text:style-name="T37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4"><text:text-input text:description="JOOScript">${(FIRMANTES_FDO_AUXILIAR)!}</text:text-input></text:span></text:span><text:span text:style-name="T38"><text:s/></text:span><text:span text:style-name="Fuente_20_de_20_párrafo_20_predeter."><text:span text:style-name="T35"><text:text-input text:description="JOOScript">${(FIRMANTES_AUXILIAR)!}</text:text-input></text:span></text:span><text:span text:style-name="Fuente_20_de_20_párrafo_20_predeter."><text:span text:style-name="T35"><text:s/></text:span></text:span></text:p>
      <text:p text:style-name="P35"><text:span text:style-name="Fuente_20_de_20_párrafo_20_predeter."><text:span text:style-name="T36"><text:text-input text:description="JOOScript">${(FIRMANTE_DELEGACION_AUXILIAR)!}</text:text-input></text:span></text:span><text:span text:style-name="Fuente_20_de_20_párrafo_20_predeter."><text:span text:style-name="T3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3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3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3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printed-by>MARIA JOSE CAMINERO MARQUES</meta:printed-by>
    <dc:language>es-ES</dc:language>
    <meta:editing-cycles>87</meta:editing-cycles>
    <meta:editing-duration>PT7H6M20S</meta:editing-duration>
    <dc:date>2021-03-22T08:17:51.772000000</dc:date>
    <meta:document-statistic meta:table-count="3" meta:image-count="0" meta:object-count="0" meta:page-count="2" meta:paragraph-count="32" meta:word-count="237" meta:character-count="1890" meta:non-whitespace-character-count="1687"/>
    <meta:user-defined meta:name="Info 1"/>
    <meta:user-defined meta:name="Info 2"/>
    <meta:user-defined meta:name="Info 3"/>
    <meta:user-defined meta:name="Info 4"/>
  </office:meta>
</office:document-meta>
</file>